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507" officeooo:paragraph-rsid="000c2507"/>
    </style:style>
    <style:style style:name="P2" style:family="paragraph" style:parent-style-name="Standard">
      <style:text-properties officeooo:rsid="000c2507" officeooo:paragraph-rsid="000cc71b"/>
    </style:style>
    <style:style style:name="T1" style:family="text">
      <style:text-properties officeooo:rsid="000cc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Assignment 5 Report</text:p>
      <text:p text:style-name="P1"/>
      <text:p text:style-name="P1">Epipolar Lines Estimation</text:p>
      <text:p text:style-name="P1"/>
      <text:p text:style-name="P1">Instructions to execute the program:</text:p>
      <text:p text:style-name="P1"/>
      <text:p text:style-name="P1">1. Execute the program with command line arguement “1”.</text:p>
      <text:p text:style-name="P1"><text:s text:c="4"/>a. Enter the point correspondence between the left and right image. </text:p>
      <text:p text:style-name="P1"><text:s text:c="4"/>b. Always, first select the point in left image and then the corresponding point in right image.</text:p>
      <text:p text:style-name="P1"><text:s text:c="4"/>c. Please select atleast 8 points.</text:p>
      <text:p text:style-name="P1"><text:s text:c="4"/><text:span text:style-name="T1">d. The selected points are stored in a pickle file each for left and right image inside “data” folder.</text:span></text:p>
      <text:p text:style-name="P1"><text:s text:c="4"/><text:span text:style-name="T1">e</text:span>. Press ctrl+z to terminate the program after selecting all the points (sorry! Not sure why waitkey() is working on linux)</text:p>
      <text:p text:style-name="P1"/>
      <text:p text:style-name="P1">2. Re-execute the program with commandline arguement “2”.</text:p>
      <text:p text:style-name="P2"><text:s text:c="4"/>a. <text:span text:style-name="T1">Reads the points correspondence from the pickle files saved in first execution.</text:span></text:p>
      <text:p text:style-name="P2"><text:s text:c="4"/><text:span text:style-name="T1">b. </text:span>D<text:span text:style-name="T1">oes </text:span>processing as described in the homework.</text:p>
      <text:p text:style-name="P1"><text:s text:c="9"/><text:span text:style-name="T1">b.1 Estimates Fundamental Matrix, F.</text:span></text:p>
      <text:p text:style-name="P1"><text:s text:c="9"/><text:span text:style-name="T1">b.2 Change new Fundamental Matrix F’ using F so that F’ is a rank 2 matrix</text:span></text:p>
      <text:p text:style-name="P1"><text:s text:c="9"/><text:span text:style-name="T1">b.3 Calculates left and right epipoles</text:span></text:p>
      <text:p text:style-name="P1"><text:s text:c="9"/><text:span text:style-name="T1">b.4 Calculates the corresponding epipolar line in the other image, given a point in a im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22:52:06.285721831</meta:creation-date>
    <dc:date>2017-11-26T23:07:33.224772931</dc:date>
    <meta:editing-duration>PT15M2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6" meta:word-count="166" meta:character-count="1053" meta:non-whitespace-character-count="834"/>
  </office:meta>
</office:document-meta>
</file>